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4.0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Aliexpress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/wholesale-arduino%20nano.html" xlink:type="simple">https://www.aliexpress.com/w/wholesale-arduino nano.html</text:a></text:p>
          </table:table-cell>
        </table:table-row>
        <table:table-row table:style-name="ro1">
          <table:table-cell office:value-type="string" calcext:value-type="string">
            <text:p>0.96” I2C OLED display SSD1306 128x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1226&amp;SearchText=ssd1306+I2C" xlink:type="simple">https://www.aliexpress.com/wholesale?catId=0&amp;initiative_id=SB_20200712051226&amp;SearchText=ssd1306+I2C</text:a></text:p>
          </table:table-cell>
        </table:table-row>
        <table:table-row table:style-name="ro1">
          <table:table-cell office:value-type="string" calcext:value-type="string">
            <text:p>220 Ohm resistor 1/4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1613&amp;SearchText=220+Ohm+resistor+1%2F4W" xlink:type="simple">https://www.aliexpress.com/wholesale?catId=0&amp;initiative_id=SB_20200712051613&amp;SearchText=220+Ohm+resistor+1%2F4W</text:a></text:p>
          </table:table-cell>
        </table:table-row>
        <table:table-row table:style-name="ro1">
          <table:table-cell office:value-type="string" calcext:value-type="string">
            <text:p>10k Ohm resistor 1/4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wholesale?catId=0&amp;initiative_id=SB_20200712051819&amp;SearchText=10+k+resistor+1%2F4W" xlink:type="simple">https://www.aliexpress.com/wholesale?catId=0&amp;initiative_id=SB_20200712051819&amp;SearchText=10+k+resistor+1%2F4W</text:a></text:p>
          </table:table-cell>
        </table:table-row>
        <table:table-row table:style-name="ro1">
          <table:table-cell office:value-type="string" calcext:value-type="string">
            <text:p>IR LED 940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AS_20200712051821&amp;SearchText=ir+led+940nm" xlink:type="simple">https://www.aliexpress.com/wholesale?catId=0&amp;initiative_id=AS_20200712051821&amp;SearchText=ir+led+940nm</text:a></text:p>
          </table:table-cell>
        </table:table-row>
        <table:table-row table:style-name="ro1">
          <table:table-cell office:value-type="string" calcext:value-type="string">
            <text:p>Tactile Button Switch 12x12x7mm 4Pi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wholesale?catId=0&amp;initiative_id=SB_20200712053019&amp;SearchText=Tact+Button+Switch+12x12x7mm+4Pin+" xlink:type="simple">https://www.aliexpress.com/wholesale?catId=0&amp;initiative_id=SB_20200712053019&amp;SearchText=Tact+Button+Switch+12x12x7mm+4Pin+</text:a></text:p>
          </table:table-cell>
        </table:table-row>
        <table:table-row table:style-name="ro1">
          <table:table-cell office:value-type="string" calcext:value-type="string">
            <text:p>Kcd11-101 rocker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3434&amp;SearchText=rocker+switch+kcd11-101" xlink:type="simple">https://www.aliexpress.com/wholesale?catId=0&amp;initiative_id=SB_20200712053434&amp;SearchText=rocker+switch+kcd11-101</text:a></text:p>
          </table:table-cell>
        </table:table-row>
        <table:table-row table:style-name="ro1">
          <table:table-cell office:value-type="string" calcext:value-type="string">
            <text:p>KF301-2 terminal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3735&amp;SearchText=kf301-2+screw+terminal+" xlink:type="simple">https://www.aliexpress.com/wholesale?catId=0&amp;initiative_id=SB_20200712053735&amp;SearchText=kf301-2+screw+terminal+</text:a></text:p>
          </table:table-cell>
        </table:table-row>
        <table:table-row table:style-name="ro1">
          <table:table-cell office:value-type="string" calcext:value-type="string">
            <text:p>DC jack 3.5x1.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4456&amp;origin=y&amp;SearchText=1.35mm+X+3.5mm+DC+Jack" xlink:type="simple">https://www.aliexpress.com/wholesale?catId=0&amp;initiative_id=SB_20200712054456&amp;origin=y&amp;SearchText=1.35mm+X+3.5mm+DC+Jack</text:a></text:p>
          </table:table-cell>
        </table:table-row>
        <table:table-row table:style-name="ro1">
          <table:table-cell office:value-type="string" calcext:value-type="string">
            <text:p>DC socket DC005C 3.5x1.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4622&amp;SearchText=dc+socket+dc-005c+3.5*1.3" xlink:type="simple">https://www.aliexpress.com/wholesale?catId=0&amp;initiative_id=SB_20200712054622&amp;SearchText=dc+socket+dc-005c+3.5*1.3</text:a></text:p>
          </table:table-cell>
        </table:table-row>
        <table:table-row table:style-name="ro1">
          <table:table-cell office:value-type="string" calcext:value-type="string">
            <text:p>prototype PCB 5x7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5012&amp;SearchText=prototype+PCB+5x7" xlink:type="simple">https://www.aliexpress.com/wholesale?catId=0&amp;initiative_id=SB_20200712055012&amp;SearchText=prototype+PCB+5x7</text:a></text:p>
          </table:table-cell>
        </table:table-row>
        <table:table-row table:style-name="ro1">
          <table:table-cell office:value-type="string" calcext:value-type="string">
            <text:p>M2x16 flat-head Phillips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liexpress.com/wholesale?trafficChannel=main&amp;d=y&amp;CatId=0&amp;SearchText=screws+m2x16+&amp;ltype=wholesale&amp;SortType=default&amp;page=1&amp;pvid=200097261-8520%2C200098261-200008632&amp;isrefine=y" xlink:type="simple">https://www.aliexpress.com/wholesale?trafficChannel=main&amp;d=y&amp;CatId=0&amp;SearchText=screws+m2x16+&amp;ltype=wholesale&amp;SortType=default&amp;page=1&amp;pvid=200097261-8520%2C200098261-200008632&amp;isrefine=y</text:a></text:p>
          </table:table-cell>
        </table:table-row>
        <table:table-row table:style-name="ro1">
          <table:table-cell office:value-type="string" calcext:value-type="string">
            <text:p>M2 nu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liexpress.com/wholesale?catId=0&amp;initiative_id=SB_20200712060340&amp;SearchText=m2+nuts" xlink:type="simple">https://www.aliexpress.com/wholesale?catId=0&amp;initiative_id=SB_20200712060340&amp;SearchText=m2+nut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6:57:16.715107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6:03:19.676732581</meta:creation-date>
    <dc:date>2020-07-12T17:06:09.279558074</dc:date>
    <meta:editing-duration>PT11M15S</meta:editing-duration>
    <meta:editing-cycles>2</meta:editing-cycles>
    <meta:generator>LibreOffice/6.4.4.2$Linux_X86_64 LibreOffice_project/40$Build-2</meta:generator>
    <meta:document-statistic meta:table-count="1" meta:cell-count="42" meta:object-count="0"/>
  </office:meta>
</office:document-meta>
</file>